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3571in" svg:height="4.1382in" svg:x="0.0437in" svg:y="1.535in">
            <draw:object draw:notify-on-update-of-ranges="Sheet1.A4:Sheet1.A4 Sheet1.C4:Sheet1.G4 Sheet1.C3:Sheet1.G3 Sheet1.C3:Sheet1.G3 Sheet1.A5:Sheet1.A5 Sheet1.C5:Sheet1.G5 Sheet1.C3:Sheet1.G3 Sheet1.A6:Sheet1.A6 Sheet1.C6:Sheet1.G6 Sheet1.C3:Sheet1.G3 Sheet1.A7:Sheet1.A7 Sheet1.C7:Sheet1.G7 Sheet1.C3:Sheet1.G3 Sheet1.A8:Sheet1.A8 Sheet1.C8:Sheet1.G8 Sheet1.C3:Sheet1.G3 Sheet1.A9:Sheet1.A9 Sheet1.C9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>
            <text:p>SPEEDUP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2"/>
          <table:table-cell office:value-type="string" table:number-columns-spanned="5" table:number-rows-spanned="1">
            <text:p>Number of PThreads</text:p>
          </table:table-cell>
          <table:covered-table-cell table:number-columns-repeated="4" table:style-name="Default"/>
        </table:table-row>
        <table:table-row table:style-name="ro1">
          <table:table-cell office:value-type="string">
            <text:p>Matrix Size</text:p>
          </table:table-cell>
          <table:table-cell office:value-type="string">
            <text:p>Seri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8192x8192</text:p>
          </table:table-cell>
          <table:table-cell office:value-type="float" office:value="1">
            <text:p>1</text:p>
          </table:table-cell>
          <table:table-cell office:value-type="float" office:value="1.00745312103661">
            <text:p>1.01</text:p>
          </table:table-cell>
          <table:table-cell office:value-type="float" office:value="1.33758886290867">
            <text:p>1.34</text:p>
          </table:table-cell>
          <table:table-cell office:value-type="float" office:value="2.0242496486988">
            <text:p>2.02</text:p>
          </table:table-cell>
          <table:table-cell office:value-type="float" office:value="3.58208689552724">
            <text:p>3.58</text:p>
          </table:table-cell>
          <table:table-cell office:value-type="float" office:value="3.45893418302929">
            <text:p>3.46</text:p>
          </table:table-cell>
        </table:table-row>
        <table:table-row table:style-name="ro1">
          <table:table-cell office:value-type="string">
            <text:p>4096x4096</text:p>
          </table:table-cell>
          <table:table-cell office:value-type="float" office:value="1">
            <text:p>1</text:p>
          </table:table-cell>
          <table:table-cell office:value-type="float" office:value="0.975647737817421">
            <text:p>0.98</text:p>
          </table:table-cell>
          <table:table-cell office:value-type="float" office:value="1.35061676762452">
            <text:p>1.35</text:p>
          </table:table-cell>
          <table:table-cell office:value-type="float" office:value="1.95118105612468">
            <text:p>1.95</text:p>
          </table:table-cell>
          <table:table-cell office:value-type="float" office:value="3.23393753333435">
            <text:p>3.23</text:p>
          </table:table-cell>
          <table:table-cell office:value-type="float" office:value="3.3292519446102">
            <text:p>3.33</text:p>
          </table:table-cell>
        </table:table-row>
        <table:table-row table:style-name="ro1">
          <table:table-cell office:value-type="string">
            <text:p>2048x2048</text:p>
          </table:table-cell>
          <table:table-cell office:value-type="float" office:value="1">
            <text:p>1</text:p>
          </table:table-cell>
          <table:table-cell office:value-type="float" office:value="0.988417750084028">
            <text:p>0.99</text:p>
          </table:table-cell>
          <table:table-cell office:value-type="float" office:value="1.2997986831039">
            <text:p>1.3</text:p>
          </table:table-cell>
          <table:table-cell office:value-type="float" office:value="2.12541743050673">
            <text:p>2.13</text:p>
          </table:table-cell>
          <table:table-cell office:value-type="float" office:value="3.3228982684937">
            <text:p>3.32</text:p>
          </table:table-cell>
          <table:table-cell office:value-type="float" office:value="3.37794995414559">
            <text:p>3.38</text:p>
          </table:table-cell>
        </table:table-row>
        <table:table-row table:style-name="ro1">
          <table:table-cell office:value-type="string">
            <text:p>1024x1024</text:p>
          </table:table-cell>
          <table:table-cell office:value-type="float" office:value="1">
            <text:p>1</text:p>
          </table:table-cell>
          <table:table-cell office:value-type="float" office:value="0.979349545102667">
            <text:p>0.98</text:p>
          </table:table-cell>
          <table:table-cell office:value-type="float" office:value="1.130884735762">
            <text:p>1.13</text:p>
          </table:table-cell>
          <table:table-cell office:value-type="float" office:value="1.88033981504699">
            <text:p>1.88</text:p>
          </table:table-cell>
          <table:table-cell office:value-type="float" office:value="2.73222033354661">
            <text:p>2.73</text:p>
          </table:table-cell>
          <table:table-cell office:value-type="float" office:value="3.70724611192094">
            <text:p>3.71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">
            <text:p>1</text:p>
          </table:table-cell>
          <table:table-cell office:value-type="float" office:value="1.19603085302415">
            <text:p>1.2</text:p>
          </table:table-cell>
          <table:table-cell office:value-type="float" office:value="1.43478499019927">
            <text:p>1.43</text:p>
          </table:table-cell>
          <table:table-cell office:value-type="float" office:value="1.55552397838425">
            <text:p>1.56</text:p>
          </table:table-cell>
          <table:table-cell office:value-type="float" office:value="2.24630104345643">
            <text:p>2.25</text:p>
          </table:table-cell>
          <table:table-cell office:value-type="float" office:value="2.05441334647963">
            <text:p>2.05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1">
            <text:p>1</text:p>
          </table:table-cell>
          <table:table-cell office:value-type="float" office:value="0.98672393900651">
            <text:p>0.99</text:p>
          </table:table-cell>
          <table:table-cell office:value-type="float" office:value="1.40464987237819">
            <text:p>1.4</text:p>
          </table:table-cell>
          <table:table-cell office:value-type="float" office:value="1.69630245118407">
            <text:p>1.7</text:p>
          </table:table-cell>
          <table:table-cell office:value-type="float" office:value="1.37473254336329">
            <text:p>1.37</text:p>
          </table:table-cell>
          <table:table-cell office:value-type="float" office:value="0.895154104018438">
            <text:p>0.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8-22T15:16:01</meta:creation-date>
    <dc:language>en-US</dc:language>
    <meta:editing-cycles>4</meta:editing-cycles>
    <meta:editing-duration>PT35M9S</meta:editing-duration>
    <meta:initial-creator>Julian Kemmerer</meta:initial-creator>
    <dc:date>2014-02-28T10:29:01</dc:date>
    <meta:document-statistic meta:table-count="3" meta:cell-count="5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88cm" svg:height="10.512cm" xlink:href=".." xlink:type="simple" chart:class="chart:scatter" chart:style-name="ch1">
        <chart:title svg:x="5.993cm" svg:y="0.346cm" chart:style-name="ch2">
          <text:p>Speedup v.s. Number of Threads</text:p>
        </chart:title>
        <chart:legend chart:legend-position="end" svg:x="15.677cm" svg:y="3.712cm" style:legend-expansion="high" chart:style-name="ch3"/>
        <chart:plot-area chart:style-name="ch4" table:cell-range-address="Sheet1.C3:Sheet1.G9 Sheet1.A4:Sheet1.A9" chart:data-source-has-labels="column" svg:x="1.384cm" svg:y="1.755cm" svg:width="13.547cm" svg:height="7.566cm">
          <chartooo:coordinate-region svg:x="2.111cm" svg:y="1.954cm" svg:width="12.633cm" svg:height="6.72cm"/>
          <chart:axis chart:dimension="x" chart:name="primary-x" chart:style-name="ch5">
            <chart:title svg:x="6.711cm" svg:y="9.531cm" chart:style-name="ch6">
              <text:p>Number of Threads</text:p>
            </chart:title>
          </chart:axis>
          <chart:axis chart:dimension="y" chart:name="primary-y" chart:style-name="ch7">
            <chart:title svg:x="0.451cm" svg:y="7.103cm" chart:style-name="ch8">
              <text:p>Speedup Over Serial</text:p>
            </chart:title>
            <chart:grid chart:style-name="ch9" chart:class="major"/>
          </chart:axis>
          <chart:series chart:style-name="ch10" chart:values-cell-range-address="Sheet1.C4:Sheet1.G4" chart:label-cell-address="Sheet1.A4:Sheet1.A4" chart:class="chart:scatter">
            <chart:domain table:cell-range-address="Sheet1.C3:Sheet1.G3"/>
            <chart:data-point chart:repeated="5"/>
          </chart:series>
          <chart:series chart:style-name="ch11" chart:values-cell-range-address="Sheet1.C5:Sheet1.G5" chart:label-cell-address="Sheet1.A5:Sheet1.A5" chart:class="chart:scatter">
            <chart:data-point chart:repeated="5"/>
          </chart:series>
          <chart:series chart:style-name="ch12" chart:values-cell-range-address="Sheet1.C6:Sheet1.G6" chart:label-cell-address="Sheet1.A6:Sheet1.A6" chart:class="chart:scatter">
            <chart:data-point chart:repeated="5"/>
          </chart:series>
          <chart:series chart:style-name="ch13" chart:values-cell-range-address="Sheet1.C7:Sheet1.G7" chart:label-cell-address="Sheet1.A7:Sheet1.A7" chart:class="chart:scatter">
            <chart:data-point chart:repeated="5"/>
          </chart:series>
          <chart:series chart:style-name="ch14" chart:values-cell-range-address="Sheet1.C8:Sheet1.G8" chart:label-cell-address="Sheet1.A8:Sheet1.A8" chart:class="chart:scatter">
            <chart:data-point chart:repeated="5"/>
          </chart:series>
          <chart:series chart:style-name="ch15" chart:values-cell-range-address="Sheet1.C9:Sheet1.G9" chart:label-cell-address="Sheet1.A9:Sheet1.A9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C3:Sheet1.G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2x8192</text:p>
                <draw:g>
                  <svg:desc>Sheet1.A4:Sheet1.A4</svg:desc>
                </draw:g>
              </table:table-cell>
              <table:table-cell office:value-type="float" office:value="1.00745312103661">
                <text:p>1.00745312103661</text:p>
                <draw:g>
                  <svg:desc>Sheet1.C4:Sheet1.G4</svg:desc>
                </draw:g>
              </table:table-cell>
              <table:table-cell office:value-type="float" office:value="1.33758886290867">
                <text:p>1.33758886290867</text:p>
              </table:table-cell>
              <table:table-cell office:value-type="float" office:value="2.0242496486988">
                <text:p>2.0242496486988</text:p>
              </table:table-cell>
              <table:table-cell office:value-type="float" office:value="3.58208689552724">
                <text:p>3.58208689552724</text:p>
              </table:table-cell>
              <table:table-cell office:value-type="float" office:value="3.45893418302929">
                <text:p>3.45893418302929</text:p>
              </table:table-cell>
            </table:table-row>
            <table:table-row>
              <table:table-cell office:value-type="string">
                <text:p>4096x4096</text:p>
                <draw:g>
                  <svg:desc>Sheet1.A5:Sheet1.A5</svg:desc>
                </draw:g>
              </table:table-cell>
              <table:table-cell office:value-type="float" office:value="0.975647737817421">
                <text:p>0.975647737817421</text:p>
                <draw:g>
                  <svg:desc>Sheet1.C5:Sheet1.G5</svg:desc>
                </draw:g>
              </table:table-cell>
              <table:table-cell office:value-type="float" office:value="1.35061676762452">
                <text:p>1.35061676762452</text:p>
              </table:table-cell>
              <table:table-cell office:value-type="float" office:value="1.95118105612468">
                <text:p>1.95118105612468</text:p>
              </table:table-cell>
              <table:table-cell office:value-type="float" office:value="3.23393753333435">
                <text:p>3.23393753333435</text:p>
              </table:table-cell>
              <table:table-cell office:value-type="float" office:value="3.3292519446102">
                <text:p>3.3292519446102</text:p>
              </table:table-cell>
            </table:table-row>
            <table:table-row>
              <table:table-cell office:value-type="string">
                <text:p>2048x2048</text:p>
                <draw:g>
                  <svg:desc>Sheet1.A6:Sheet1.A6</svg:desc>
                </draw:g>
              </table:table-cell>
              <table:table-cell office:value-type="float" office:value="0.988417750084028">
                <text:p>0.988417750084028</text:p>
                <draw:g>
                  <svg:desc>Sheet1.C6:Sheet1.G6</svg:desc>
                </draw:g>
              </table:table-cell>
              <table:table-cell office:value-type="float" office:value="1.2997986831039">
                <text:p>1.2997986831039</text:p>
              </table:table-cell>
              <table:table-cell office:value-type="float" office:value="2.12541743050673">
                <text:p>2.12541743050673</text:p>
              </table:table-cell>
              <table:table-cell office:value-type="float" office:value="3.3228982684937">
                <text:p>3.3228982684937</text:p>
              </table:table-cell>
              <table:table-cell office:value-type="float" office:value="3.37794995414559">
                <text:p>3.37794995414559</text:p>
              </table:table-cell>
            </table:table-row>
            <table:table-row>
              <table:table-cell office:value-type="string">
                <text:p>1024x1024</text:p>
                <draw:g>
                  <svg:desc>Sheet1.A7:Sheet1.A7</svg:desc>
                </draw:g>
              </table:table-cell>
              <table:table-cell office:value-type="float" office:value="0.979349545102667">
                <text:p>0.979349545102667</text:p>
                <draw:g>
                  <svg:desc>Sheet1.C7:Sheet1.G7</svg:desc>
                </draw:g>
              </table:table-cell>
              <table:table-cell office:value-type="float" office:value="1.130884735762">
                <text:p>1.130884735762</text:p>
              </table:table-cell>
              <table:table-cell office:value-type="float" office:value="1.88033981504699">
                <text:p>1.88033981504699</text:p>
              </table:table-cell>
              <table:table-cell office:value-type="float" office:value="2.73222033354661">
                <text:p>2.73222033354661</text:p>
              </table:table-cell>
              <table:table-cell office:value-type="float" office:value="3.70724611192094">
                <text:p>3.70724611192094</text:p>
              </table:table-cell>
            </table:table-row>
            <table:table-row>
              <table:table-cell office:value-type="string">
                <text:p>512x512</text:p>
                <draw:g>
                  <svg:desc>Sheet1.A8:Sheet1.A8</svg:desc>
                </draw:g>
              </table:table-cell>
              <table:table-cell office:value-type="float" office:value="1.19603085302415">
                <text:p>1.19603085302415</text:p>
                <draw:g>
                  <svg:desc>Sheet1.C8:Sheet1.G8</svg:desc>
                </draw:g>
              </table:table-cell>
              <table:table-cell office:value-type="float" office:value="1.43478499019927">
                <text:p>1.43478499019927</text:p>
              </table:table-cell>
              <table:table-cell office:value-type="float" office:value="1.55552397838425">
                <text:p>1.55552397838425</text:p>
              </table:table-cell>
              <table:table-cell office:value-type="float" office:value="2.24630104345643">
                <text:p>2.24630104345643</text:p>
              </table:table-cell>
              <table:table-cell office:value-type="float" office:value="2.05441334647963">
                <text:p>2.05441334647963</text:p>
              </table:table-cell>
            </table:table-row>
            <table:table-row>
              <table:table-cell office:value-type="string">
                <text:p>256x256</text:p>
                <draw:g>
                  <svg:desc>Sheet1.A9:Sheet1.A9</svg:desc>
                </draw:g>
              </table:table-cell>
              <table:table-cell office:value-type="float" office:value="0.98672393900651">
                <text:p>0.98672393900651</text:p>
                <draw:g>
                  <svg:desc>Sheet1.C9:Sheet1.G9</svg:desc>
                </draw:g>
              </table:table-cell>
              <table:table-cell office:value-type="float" office:value="1.40464987237819">
                <text:p>1.40464987237819</text:p>
              </table:table-cell>
              <table:table-cell office:value-type="float" office:value="1.69630245118407">
                <text:p>1.69630245118407</text:p>
              </table:table-cell>
              <table:table-cell office:value-type="float" office:value="1.37473254336329">
                <text:p>1.37473254336329</text:p>
              </table:table-cell>
              <table:table-cell office:value-type="float" office:value="0.895154104018438">
                <text:p>0.895154104018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